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First of all, if you use the xhtml function within a pod expression, you will simply get the ugly code of the resulting ODT chunk in your document: &lt;text:p&gt;Te&lt;text:span text:style-name="podBold"&gt;s&lt;/text:span&gt;t1 : &lt;text:span text:style-name="podBold"&gt;bold&lt;/text:span&gt;, i&lt;text:span text:style-name="podItalic"&gt;tal&lt;/text:span&gt;ics, exponent&lt;text:span text:style-name="podSup"&gt;34&lt;/text:span&gt;, sub&lt;text:span text:style-name="podSub"&gt;45&lt;/text:span&gt;.&lt;/text:p&gt;&lt;text:p&gt;An &lt;text:a xlink:type="simple" xlink:href="http://www.google.com"&gt;hyperlink&lt;/text:a&gt; to Google.&lt;/text:p&gt;&lt;text:list text:style-name="podNumberedList"&gt;&lt;text:list-item&gt;&lt;text:p text:style-name="podNumberItem"&gt;Number list, item 1&lt;/text:p&gt;&lt;/text:list-item&gt;&lt;text:list-item&gt;&lt;text:list text:style-name="podNumberedList"&gt;&lt;text:list-item&gt;&lt;text:p text:style-name="podNumberItem"&gt;Sub-item 1&lt;/text:p&gt;&lt;/text:list-item&gt;&lt;text:list-item&gt;&lt;text:p text:style-name="podNumberItem"&gt;Sub-Item 2&lt;/text:p&gt;&lt;/text:list-item&gt;&lt;text:list-item&gt;&lt;text:list text:style-name="podNumberedList"&gt;&lt;text:list-item&gt;&lt;text:p text:style-name="podNumberItem"&gt;Sub-sub-item A&lt;/text:p&gt;&lt;/text:list-item&gt;&lt;text:list-item&gt;&lt;text:p text:style-name="podNumberItem"&gt;Sub-sub-item B &lt;text:span text:style-name="podItalic"&gt;italic&lt;/text:span&gt;.&lt;/text:p&gt;&lt;/text:list-item&gt;&lt;/text:list&gt;&lt;/text:list-item&gt;&lt;/text:list&gt;&lt;/text:list-item&gt;&lt;/text:list&gt;&lt;text:list text:style-name="podBulletedList"&gt;&lt;text:list-item&gt;&lt;text:p text:style-name="podBulletItem"&gt;A bullet&lt;/text:p&gt;&lt;/text:list-item&gt;&lt;text:list-item&gt;&lt;text:list text:style-name="podBulletedList"&gt;&lt;text:list-item&gt;&lt;text:p text:style-name="podBulletItem"&gt;A sub-bullet&lt;/text:p&gt;&lt;/text:list-item&gt;&lt;text:list-item&gt;&lt;text:list text:style-name="podBulletedList"&gt;&lt;text:list-item&gt;&lt;text:p text:style-name="podBulletItem"&gt;A sub-sub-bullet&lt;/text:p&gt;&lt;/text:list-item&gt;&lt;/text:list&gt;&lt;/text:list-item&gt;&lt;text:list-item&gt;&lt;text:list text:style-name="podNumberedList"&gt;&lt;text:list-item&gt;&lt;text:p text:style-name="podNumberItem"&gt;A sub-sub number&lt;/text:p&gt;&lt;/text:list-item&gt;&lt;text:list-item&gt;&lt;text:p text:style-name="podNumberItem"&gt;Another.&lt;text:line-break&gt;&lt;/text:line-break&gt;&lt;/text:p&gt;&lt;/text:list-item&gt;&lt;/text:list&gt;&lt;/text:list-item&gt;&lt;/text:list&gt;&lt;/text:list-item&gt;&lt;/text:list&gt;&lt;text:h text:style-name="Heading_20_2" text:outline-level="2"&gt;Heading&lt;text:line-break&gt;&lt;/text:line-break&gt;&lt;/text:h&gt;&lt;text:p&gt;Heading Blabla.&lt;text:line-break&gt;&lt;/text:line-break&gt;&lt;/text:p&gt;&lt;text:h text:style-name="Heading_20_3" text:outline-level="3"&gt;SubHeading&lt;/text:h&gt;&lt;text:p&gt;Subheading blabla.&lt;text:line-break&gt;&lt;/text:line-break&gt;&lt;/text:p&gt; (and if an error occurs in this process, the error will look like this: <office:annotation><dc:creator>POD</dc:creator><dc:date>2011-02-15T10:27:46</dc:date><text:p>Error while evaluating expression "xhtml('Hell&lt;br&gt;o!')". &lt;unknown&gt;:1:15: mismatched tag</text:p></office:annotation>. &lt; &gt; ! &amp; § ù etc. ' “ “</text:p>
      <text:p text:style-name="Standard"/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>
        <text:list-item>
          <text:p text:style-name="podNumberItem">Number list, item 1</text:p>
        </text:list-item>
        <text:list-item>
          <text:list text:style-name="podNumberedList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>
                <text:list-item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>
        <text:list-item>
          <text:p text:style-name="podNumberItem">Number list, item 1</text:p>
        </text:list-item>
        <text:list-item>
          <text:list text:style-name="podNumberedList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>
                <text:list-item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>
        <text:list-item>
          <text:p text:style-name="podNumberItem">Number list, item 1</text:p>
        </text:list-item>
        <text:list-item>
          <text:list text:style-name="podNumberedList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>
                <text:list-item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h text:outline-level="2" text:style-name="Heading_20_2">Title 2</text:h>
      <text:h text:outline-level="3" text:style-name="Heading_20_3">Title 3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14:06:05</dc:date>
    <dc:language>en-US</dc:language>
    <meta:editing-cycles>16</meta:editing-cycles>
    <meta:editing-duration>PT1H55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36" meta:character-count="727"/>
  </office:meta>
</office:document-meta>
</file>